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0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269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2cm" svg:y1="5.8cm" svg:x2="6.2cm" svg:y2="26.2cm">
          <text:p/>
        </draw:line>
        <draw:g>
          <draw:rect draw:style-name="gr2" draw:text-style-name="P1" draw:layer="layout" svg:width="3.8cm" svg:height="1.3cm" svg:x="7.899cm" svg:y="3.398cm">
            <text:p/>
          </draw:rect>
          <draw:custom-shape draw:style-name="gr3" draw:text-style-name="P1" draw:layer="layout" svg:width="0.5cm" svg:height="0.4cm" draw:transform="rotate (-1.57079632679579) translate (8.299cm 4.198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2" draw:layer="layout" svg:width="1.383cm" svg:height="0.569cm" svg:x="7.699cm" svg:y="3.329cm">
            <draw:text-box>
              <text:p><text:span text:style-name="T1">Enable</text:span></text:p>
            </draw:text-box>
          </draw:frame>
          <draw:frame draw:style-name="gr4" draw:text-style-name="P2" draw:layer="layout" svg:width="1.399cm" svg:height="0.569cm" svg:x="7.7cm" svg:y="3.729cm">
            <draw:text-box>
              <text:p><text:span text:style-name="T1">Data in</text:span></text:p>
            </draw:text-box>
          </draw:frame>
          <draw:frame draw:style-name="gr4" draw:text-style-name="P2" draw:layer="layout" svg:width="1.573cm" svg:height="0.569cm" svg:x="10.326cm" svg:y="3.698cm">
            <draw:text-box>
              <text:p><text:span text:style-name="T1">Data out</text:span></text:p>
            </draw:text-box>
          </draw:frame>
          <draw:frame draw:style-name="gr4" draw:text-style-name="P3" draw:layer="layout" svg:width="1.751cm" svg:height="0.725cm" svg:x="8.799cm" svg:y="3.698cm">
            <draw:text-box>
              <text:p text:style-name="P3"><text:span text:style-name="T2">Io_r(0)</text:span></text:p>
            </draw:text-box>
          </draw:frame>
        </draw:g>
        <draw:g>
          <draw:rect draw:style-name="gr2" draw:text-style-name="P1" draw:layer="layout" svg:width="3.8cm" svg:height="0.8cm" svg:x="7.899cm" svg:y="5.498cm">
            <text:p/>
          </draw:rect>
          <draw:frame draw:style-name="gr4" draw:text-style-name="P2" draw:layer="layout" svg:width="1.383cm" svg:height="0.569cm" svg:x="7.699cm" svg:y="5.429cm">
            <draw:text-box>
              <text:p><text:span text:style-name="T1">Enable</text:span></text:p>
            </draw:text-box>
          </draw:frame>
          <draw:frame draw:style-name="gr4" draw:text-style-name="P2" draw:layer="layout" svg:width="1.399cm" svg:height="0.569cm" svg:x="7.7cm" svg:y="5.829cm">
            <draw:text-box>
              <text:p><text:span text:style-name="T1">Data in</text:span></text:p>
            </draw:text-box>
          </draw:frame>
          <draw:frame draw:style-name="gr4" draw:text-style-name="P2" draw:layer="layout" svg:width="1.573cm" svg:height="0.569cm" svg:x="10.326cm" svg:y="5.798cm">
            <draw:text-box>
              <text:p><text:span text:style-name="T1">Data out</text:span></text:p>
            </draw:text-box>
          </draw:frame>
          <draw:frame draw:style-name="gr4" draw:text-style-name="P3" draw:layer="layout" svg:width="1.751cm" svg:height="0.725cm" svg:x="8.799cm" svg:y="5.598cm">
            <draw:text-box>
              <text:p text:style-name="P3"><text:span text:style-name="T2">Io_r(2)</text:span></text:p>
            </draw:text-box>
          </draw:frame>
        </draw:g>
        <draw:g>
          <draw:rect draw:style-name="gr2" draw:text-style-name="P1" draw:layer="layout" svg:width="3.8cm" svg:height="0.8cm" svg:x="7.899cm" svg:y="6.298cm">
            <text:p/>
          </draw:rect>
          <draw:frame draw:style-name="gr4" draw:text-style-name="P3" draw:layer="layout" svg:width="1.992cm" svg:height="0.725cm" svg:x="8.799cm" svg:y="6.398cm">
            <draw:text-box>
              <text:p text:style-name="P3"><text:span text:style-name="T2">…</text:span><text:span text:style-name="T2">.........</text:span></text:p>
            </draw:text-box>
          </draw:frame>
          <draw:frame draw:style-name="gr4" draw:text-style-name="P2" draw:layer="layout" svg:width="1.383cm" svg:height="0.569cm" svg:x="7.699cm" svg:y="6.23cm">
            <draw:text-box>
              <text:p><text:span text:style-name="T1">Enable</text:span></text:p>
            </draw:text-box>
          </draw:frame>
          <draw:frame draw:style-name="gr4" draw:text-style-name="P2" draw:layer="layout" svg:width="1.399cm" svg:height="0.569cm" svg:x="7.7cm" svg:y="6.63cm">
            <draw:text-box>
              <text:p><text:span text:style-name="T1">Data in</text:span></text:p>
            </draw:text-box>
          </draw:frame>
        </draw:g>
        <draw:g>
          <draw:rect draw:style-name="gr2" draw:text-style-name="P1" draw:layer="layout" svg:width="3.8cm" svg:height="0.8cm" svg:x="7.899cm" svg:y="7.098cm">
            <text:p/>
          </draw:rect>
          <draw:frame draw:style-name="gr4" draw:text-style-name="P2" draw:layer="layout" svg:width="1.383cm" svg:height="0.569cm" svg:x="7.699cm" svg:y="7.029cm">
            <draw:text-box>
              <text:p><text:span text:style-name="T1">Enable</text:span></text:p>
            </draw:text-box>
          </draw:frame>
          <draw:frame draw:style-name="gr4" draw:text-style-name="P2" draw:layer="layout" svg:width="1.399cm" svg:height="0.569cm" svg:x="7.7cm" svg:y="7.429cm">
            <draw:text-box>
              <text:p><text:span text:style-name="T1">Data in</text:span></text:p>
            </draw:text-box>
          </draw:frame>
          <draw:frame draw:style-name="gr4" draw:text-style-name="P2" draw:layer="layout" svg:width="1.573cm" svg:height="0.569cm" svg:x="10.326cm" svg:y="7.398cm">
            <draw:text-box>
              <text:p><text:span text:style-name="T1">Data out</text:span></text:p>
            </draw:text-box>
          </draw:frame>
          <draw:frame draw:style-name="gr4" draw:text-style-name="P3" draw:layer="layout" svg:width="1.988cm" svg:height="0.725cm" svg:x="8.799cm" svg:y="7.198cm">
            <draw:text-box>
              <text:p text:style-name="P3"><text:span text:style-name="T2">Io_r(15)</text:span></text:p>
            </draw:text-box>
          </draw:frame>
        </draw:g>
        <draw:g>
          <draw:rect draw:style-name="gr2" draw:text-style-name="P1" draw:layer="layout" svg:width="3.8cm" svg:height="0.8cm" svg:x="7.899cm" svg:y="4.699cm">
            <text:p/>
          </draw:rect>
          <draw:frame draw:style-name="gr4" draw:text-style-name="P2" draw:layer="layout" svg:width="1.383cm" svg:height="0.569cm" svg:x="7.699cm" svg:y="4.63cm">
            <draw:text-box>
              <text:p><text:span text:style-name="T1">Enable</text:span></text:p>
            </draw:text-box>
          </draw:frame>
          <draw:frame draw:style-name="gr4" draw:text-style-name="P2" draw:layer="layout" svg:width="1.399cm" svg:height="0.569cm" svg:x="7.7cm" svg:y="5.03cm">
            <draw:text-box>
              <text:p><text:span text:style-name="T1">Data in</text:span></text:p>
            </draw:text-box>
          </draw:frame>
          <draw:frame draw:style-name="gr4" draw:text-style-name="P2" draw:layer="layout" svg:width="1.573cm" svg:height="0.569cm" svg:x="10.326cm" svg:y="4.999cm">
            <draw:text-box>
              <text:p><text:span text:style-name="T1">Data out</text:span></text:p>
            </draw:text-box>
          </draw:frame>
          <draw:frame draw:style-name="gr4" draw:text-style-name="P3" draw:layer="layout" svg:width="1.751cm" svg:height="0.725cm" svg:x="8.799cm" svg:y="4.799cm">
            <draw:text-box>
              <text:p text:style-name="P3"><text:span text:style-name="T2">Io_r(1)</text:span></text:p>
            </draw:text-box>
          </draw:frame>
        </draw:g>
        <draw:line draw:style-name="gr5" draw:text-style-name="P1" draw:layer="layout" svg:x1="7.2cm" svg:y1="3.6cm" svg:x2="7.9cm" svg:y2="3.6cm">
          <text:p/>
        </draw:line>
        <draw:line draw:style-name="gr1" draw:text-style-name="P1" draw:layer="layout" svg:x1="7.2cm" svg:y1="4.9cm" svg:x2="7.2cm" svg:y2="2.8cm">
          <text:p/>
        </draw:line>
        <draw:custom-shape draw:style-name="gr3" draw:text-style-name="P1" draw:layer="layout" svg:width="0.6cm" svg:height="0.5cm" svg:x="6.9cm" svg:y="2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7.2cm" svg:y1="4.9cm" svg:x2="7.9cm" svg:y2="4.9cm">
          <text:p/>
        </draw:line>
        <draw:line draw:style-name="gr5" draw:text-style-name="P1" draw:layer="layout" svg:x1="7.2cm" svg:y1="6.1cm" svg:x2="7.9cm" svg:y2="6.1cm">
          <text:p/>
        </draw:line>
        <draw:line draw:style-name="gr5" draw:text-style-name="P1" draw:layer="layout" svg:x1="7.2cm" svg:y1="6.9cm" svg:x2="7.9cm" svg:y2="6.9cm">
          <text:p/>
        </draw:line>
        <draw:line draw:style-name="gr5" draw:text-style-name="P1" draw:layer="layout" svg:x1="7.2cm" svg:y1="7.8cm" svg:x2="7.9cm" svg:y2="7.8cm">
          <text:p/>
        </draw:line>
        <draw:line draw:style-name="gr1" draw:text-style-name="P1" draw:layer="layout" svg:x1="7.2cm" svg:y1="14.7cm" svg:x2="7.2cm" svg:y2="19.7cm">
          <text:p/>
        </draw:line>
        <draw:line draw:style-name="gr5" draw:text-style-name="P1" draw:layer="layout" svg:x1="7cm" svg:y1="7.3cm" svg:x2="7.9cm" svg:y2="7.3cm">
          <text:p/>
        </draw:line>
        <draw:line draw:style-name="gr5" draw:text-style-name="P1" draw:layer="layout" svg:x1="7cm" svg:y1="6.5cm" svg:x2="7.9cm" svg:y2="6.5cm">
          <text:p/>
        </draw:line>
        <draw:line draw:style-name="gr5" draw:text-style-name="P1" draw:layer="layout" svg:x1="7cm" svg:y1="5.7cm" svg:x2="7.9cm" svg:y2="5.7cm">
          <text:p/>
        </draw:line>
        <draw:frame draw:style-name="gr4" draw:text-style-name="P3" draw:layer="layout" svg:width="1.844cm" svg:height="0.725cm" svg:x="4.2cm" svg:y="2.5cm">
          <draw:text-box>
            <text:p><text:span text:style-name="T2">Demux</text:span></text:p>
          </draw:text-box>
        </draw:frame>
        <draw:line draw:style-name="gr5" draw:text-style-name="P1" draw:layer="layout" svg:x1="11.7cm" svg:y1="5.3cm" svg:x2="14.1cm" svg:y2="5.3cm">
          <text:p/>
        </draw:line>
        <draw:frame draw:style-name="gr4" draw:text-style-name="P2" draw:layer="layout" svg:width="1.573cm" svg:height="0.569cm" svg:x="10.327cm" svg:y="6.499cm">
          <draw:text-box>
            <text:p><text:span text:style-name="T1">Data out</text:span></text:p>
          </draw:text-box>
        </draw:frame>
        <draw:line draw:style-name="gr5" draw:text-style-name="P1" draw:layer="layout" svg:x1="11.7cm" svg:y1="3.9cm" svg:x2="14.1cm" svg:y2="3.9cm">
          <text:p/>
        </draw:line>
        <draw:line draw:style-name="gr5" draw:text-style-name="P1" draw:layer="layout" svg:x1="11.7cm" svg:y1="6cm" svg:x2="14.1cm" svg:y2="6cm">
          <text:p/>
        </draw:line>
        <draw:line draw:style-name="gr5" draw:text-style-name="P1" draw:layer="layout" svg:x1="11.7cm" svg:y1="6.7cm" svg:x2="14.1cm" svg:y2="6.7cm">
          <text:p/>
        </draw:line>
        <draw:line draw:style-name="gr5" draw:text-style-name="P1" draw:layer="layout" svg:x1="11.7cm" svg:y1="7.6cm" svg:x2="14.1cm" svg:y2="7.6cm">
          <text:p/>
        </draw:line>
        <draw:line draw:style-name="gr5" draw:text-style-name="P1" draw:layer="layout" svg:x1="13cm" svg:y1="11cm" svg:x2="14cm" svg:y2="11cm">
          <text:p/>
        </draw:line>
        <draw:line draw:style-name="gr5" draw:text-style-name="P1" draw:layer="layout" svg:x1="13.344cm" svg:y1="9.6cm" svg:x2="14.043cm" svg:y2="9.6cm">
          <text:p/>
        </draw:line>
        <draw:line draw:style-name="gr5" draw:text-style-name="P1" draw:layer="layout" svg:x1="12.744cm" svg:y1="11.7cm" svg:x2="14.043cm" svg:y2="11.7cm">
          <text:p/>
        </draw:line>
        <draw:line draw:style-name="gr5" draw:text-style-name="P1" draw:layer="layout" svg:x1="12.444cm" svg:y1="12.4cm" svg:x2="14.043cm" svg:y2="12.4cm">
          <text:p/>
        </draw:line>
        <draw:line draw:style-name="gr5" draw:text-style-name="P1" draw:layer="layout" svg:x1="12.044cm" svg:y1="13.3cm" svg:x2="14.043cm" svg:y2="13.3cm">
          <text:p/>
        </draw:line>
        <draw:line draw:style-name="gr1" draw:text-style-name="P1" draw:layer="layout" svg:x1="12.044cm" svg:y1="13.3cm" svg:x2="12.044cm" svg:y2="7.6cm">
          <text:p/>
        </draw:line>
        <draw:line draw:style-name="gr1" draw:text-style-name="P1" draw:layer="layout" svg:x1="12.444cm" svg:y1="12.4cm" svg:x2="12.444cm" svg:y2="6.7cm">
          <text:p/>
        </draw:line>
        <draw:line draw:style-name="gr1" draw:text-style-name="P1" draw:layer="layout" svg:x1="12.744cm" svg:y1="11.7cm" svg:x2="12.744cm" svg:y2="6cm">
          <text:p/>
        </draw:line>
        <draw:line draw:style-name="gr1" draw:text-style-name="P1" draw:layer="layout" svg:x1="13cm" svg:y1="11cm" svg:x2="13cm" svg:y2="5.3cm">
          <text:p/>
        </draw:line>
        <draw:line draw:style-name="gr1" draw:text-style-name="P1" draw:layer="layout" svg:x1="13.344cm" svg:y1="9.6cm" svg:x2="13.344cm" svg:y2="3.9cm">
          <text:p/>
        </draw:line>
        <draw:frame draw:style-name="gr4" draw:text-style-name="P3" draw:layer="layout" svg:width="1.298cm" svg:height="0.725cm" svg:x="13.944cm" svg:y="2.9cm">
          <draw:text-box>
            <text:p><text:span text:style-name="T2">Mux</text:span></text:p>
          </draw:text-box>
        </draw:frame>
        <draw:g>
          <draw:custom-shape draw:style-name="gr3" draw:text-style-name="P1" draw:layer="layout" svg:width="4.7cm" svg:height="1.3cm" draw:transform="rotate (1.5707963267946) translate (14.044cm 8.2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3685.003190810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2" draw:layer="layout" svg:width="1.065cm" svg:height="0.569cm" svg:x="13.944cm" svg:y="7.3cm">
            <draw:text-box>
              <text:p><text:span text:style-name="T1">1111</text:span></text:p>
            </draw:text-box>
          </draw:frame>
          <draw:frame draw:style-name="gr4" draw:text-style-name="P2" draw:layer="layout" svg:width="1.108cm" svg:height="0.569cm" svg:x="13.944cm" svg:y="6.4cm">
            <draw:text-box>
              <text:p><text:span text:style-name="T1">…</text:span><text:span text:style-name="T1">....</text:span></text:p>
            </draw:text-box>
          </draw:frame>
          <draw:frame draw:style-name="gr4" draw:text-style-name="P2" draw:layer="layout" svg:width="1.129cm" svg:height="0.569cm" svg:x="13.945cm" svg:y="5.701cm">
            <draw:text-box>
              <text:p><text:span text:style-name="T1">0010</text:span></text:p>
            </draw:text-box>
          </draw:frame>
          <draw:frame draw:style-name="gr4" draw:text-style-name="P2" draw:layer="layout" svg:width="1.129cm" svg:height="0.569cm" svg:x="13.945cm" svg:y="5.001cm">
            <draw:text-box>
              <text:p><text:span text:style-name="T1">0001</text:span></text:p>
            </draw:text-box>
          </draw:frame>
          <draw:frame draw:style-name="gr4" draw:text-style-name="P2" draw:layer="layout" svg:width="1.129cm" svg:height="0.569cm" svg:x="13.945cm" svg:y="3.701cm">
            <draw:text-box>
              <text:p><text:span text:style-name="T1">0000</text:span></text:p>
            </draw:text-box>
          </draw:frame>
        </draw:g>
        <draw:g>
          <draw:custom-shape draw:style-name="gr3" draw:text-style-name="P1" draw:layer="layout" svg:width="4.7cm" svg:height="1.3cm" draw:transform="rotate (1.5707963267946) translate (14.044cm 13.9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3685.003190810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2" draw:layer="layout" svg:width="1.065cm" svg:height="0.569cm" svg:x="13.944cm" svg:y="13cm">
            <draw:text-box>
              <text:p><text:span text:style-name="T1">1111</text:span></text:p>
            </draw:text-box>
          </draw:frame>
          <draw:frame draw:style-name="gr4" draw:text-style-name="P2" draw:layer="layout" svg:width="1.108cm" svg:height="0.569cm" svg:x="13.944cm" svg:y="12.1cm">
            <draw:text-box>
              <text:p><text:span text:style-name="T1">…</text:span><text:span text:style-name="T1">....</text:span></text:p>
            </draw:text-box>
          </draw:frame>
          <draw:frame draw:style-name="gr4" draw:text-style-name="P2" draw:layer="layout" svg:width="1.129cm" svg:height="0.569cm" svg:x="13.945cm" svg:y="11.401cm">
            <draw:text-box>
              <text:p><text:span text:style-name="T1">0010</text:span></text:p>
            </draw:text-box>
          </draw:frame>
          <draw:frame draw:style-name="gr4" draw:text-style-name="P2" draw:layer="layout" svg:width="1.129cm" svg:height="0.569cm" svg:x="13.945cm" svg:y="10.701cm">
            <draw:text-box>
              <text:p><text:span text:style-name="T1">0001</text:span></text:p>
            </draw:text-box>
          </draw:frame>
          <draw:frame draw:style-name="gr4" draw:text-style-name="P2" draw:layer="layout" svg:width="1.129cm" svg:height="0.569cm" svg:x="13.945cm" svg:y="9.401cm">
            <draw:text-box>
              <text:p><text:span text:style-name="T1">0000</text:span></text:p>
            </draw:text-box>
          </draw:frame>
        </draw:g>
        <draw:g>
          <draw:custom-shape draw:style-name="gr3" draw:text-style-name="P1" draw:layer="layout" svg:width="4.7cm" svg:height="1.3cm" draw:transform="rotate (-1.57079632679579) translate (5.9cm 3.1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3685.003190810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2" draw:layer="layout" svg:width="1.065cm" svg:height="0.569cm" svg:x="4.9cm" svg:y="7cm">
            <draw:text-box>
              <text:p><text:span text:style-name="T1">1111</text:span></text:p>
            </draw:text-box>
          </draw:frame>
          <draw:frame draw:style-name="gr4" draw:text-style-name="P2" draw:layer="layout" svg:width="1.108cm" svg:height="0.569cm" svg:x="4.9cm" svg:y="6.1cm">
            <draw:text-box>
              <text:p><text:span text:style-name="T1">…</text:span><text:span text:style-name="T1">....</text:span></text:p>
            </draw:text-box>
          </draw:frame>
          <draw:frame draw:style-name="gr4" draw:text-style-name="P2" draw:layer="layout" svg:width="1.129cm" svg:height="0.569cm" svg:x="4.901cm" svg:y="5.401cm">
            <draw:text-box>
              <text:p><text:span text:style-name="T1">0010</text:span></text:p>
            </draw:text-box>
          </draw:frame>
          <draw:frame draw:style-name="gr4" draw:text-style-name="P2" draw:layer="layout" svg:width="1.129cm" svg:height="0.569cm" svg:x="4.901cm" svg:y="4.701cm">
            <draw:text-box>
              <text:p><text:span text:style-name="T1">0001</text:span></text:p>
            </draw:text-box>
          </draw:frame>
          <draw:frame draw:style-name="gr4" draw:text-style-name="P2" draw:layer="layout" svg:width="1.129cm" svg:height="0.569cm" svg:x="4.901cm" svg:y="3.401cm">
            <draw:text-box>
              <text:p><text:span text:style-name="T1">0000</text:span></text:p>
            </draw:text-box>
          </draw:frame>
        </draw:g>
        <draw:g>
          <draw:rect draw:style-name="gr2" draw:text-style-name="P1" draw:layer="layout" svg:width="3.8cm" svg:height="1.3cm" svg:x="7.893cm" svg:y="15.369cm">
            <text:p/>
          </draw:rect>
          <draw:custom-shape draw:style-name="gr3" draw:text-style-name="P1" draw:layer="layout" svg:width="0.5cm" svg:height="0.4cm" draw:transform="rotate (-1.57079632679579) translate (8.293cm 16.169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2" draw:layer="layout" svg:width="1.383cm" svg:height="0.569cm" svg:x="7.693cm" svg:y="15.3cm">
            <draw:text-box>
              <text:p><text:span text:style-name="T1">Enable</text:span></text:p>
            </draw:text-box>
          </draw:frame>
          <draw:frame draw:style-name="gr4" draw:text-style-name="P2" draw:layer="layout" svg:width="1.399cm" svg:height="0.569cm" svg:x="7.694cm" svg:y="15.7cm">
            <draw:text-box>
              <text:p><text:span text:style-name="T1">Data in</text:span></text:p>
            </draw:text-box>
          </draw:frame>
          <draw:frame draw:style-name="gr4" draw:text-style-name="P2" draw:layer="layout" svg:width="1.573cm" svg:height="0.569cm" svg:x="10.32cm" svg:y="15.669cm">
            <draw:text-box>
              <text:p><text:span text:style-name="T1">Data out</text:span></text:p>
            </draw:text-box>
          </draw:frame>
          <draw:frame draw:style-name="gr4" draw:text-style-name="P3" draw:layer="layout" svg:width="1.158cm" svg:height="0.725cm" svg:x="8.793cm" svg:y="15.669cm">
            <draw:text-box>
              <text:p text:style-name="P3"><text:span text:style-name="T2">r(0)</text:span></text:p>
            </draw:text-box>
          </draw:frame>
        </draw:g>
        <draw:g>
          <draw:rect draw:style-name="gr2" draw:text-style-name="P1" draw:layer="layout" svg:width="3.8cm" svg:height="0.8cm" svg:x="7.893cm" svg:y="17.469cm">
            <text:p/>
          </draw:rect>
          <draw:frame draw:style-name="gr4" draw:text-style-name="P2" draw:layer="layout" svg:width="1.383cm" svg:height="0.569cm" svg:x="7.693cm" svg:y="17.4cm">
            <draw:text-box>
              <text:p><text:span text:style-name="T1">Enable</text:span></text:p>
            </draw:text-box>
          </draw:frame>
          <draw:frame draw:style-name="gr4" draw:text-style-name="P2" draw:layer="layout" svg:width="1.399cm" svg:height="0.569cm" svg:x="7.694cm" svg:y="17.8cm">
            <draw:text-box>
              <text:p><text:span text:style-name="T1">Data in</text:span></text:p>
            </draw:text-box>
          </draw:frame>
          <draw:frame draw:style-name="gr4" draw:text-style-name="P2" draw:layer="layout" svg:width="1.573cm" svg:height="0.569cm" svg:x="10.32cm" svg:y="17.769cm">
            <draw:text-box>
              <text:p><text:span text:style-name="T1">Data out</text:span></text:p>
            </draw:text-box>
          </draw:frame>
          <draw:frame draw:style-name="gr4" draw:text-style-name="P3" draw:layer="layout" svg:width="1.158cm" svg:height="0.725cm" svg:x="8.793cm" svg:y="17.569cm">
            <draw:text-box>
              <text:p text:style-name="P3"><text:span text:style-name="T2">r(2)</text:span></text:p>
            </draw:text-box>
          </draw:frame>
        </draw:g>
        <draw:g>
          <draw:rect draw:style-name="gr2" draw:text-style-name="P1" draw:layer="layout" svg:width="3.8cm" svg:height="0.8cm" svg:x="7.893cm" svg:y="19.069cm">
            <text:p/>
          </draw:rect>
          <draw:frame draw:style-name="gr4" draw:text-style-name="P2" draw:layer="layout" svg:width="1.383cm" svg:height="0.569cm" svg:x="7.693cm" svg:y="19cm">
            <draw:text-box>
              <text:p><text:span text:style-name="T1">Enable</text:span></text:p>
            </draw:text-box>
          </draw:frame>
          <draw:frame draw:style-name="gr4" draw:text-style-name="P2" draw:layer="layout" svg:width="1.399cm" svg:height="0.569cm" svg:x="7.694cm" svg:y="19.4cm">
            <draw:text-box>
              <text:p><text:span text:style-name="T1">Data in</text:span></text:p>
            </draw:text-box>
          </draw:frame>
          <draw:frame draw:style-name="gr4" draw:text-style-name="P2" draw:layer="layout" svg:width="1.573cm" svg:height="0.569cm" svg:x="10.32cm" svg:y="19.369cm">
            <draw:text-box>
              <text:p><text:span text:style-name="T1">Data out</text:span></text:p>
            </draw:text-box>
          </draw:frame>
          <draw:frame draw:style-name="gr4" draw:text-style-name="P3" draw:layer="layout" svg:width="1.395cm" svg:height="0.725cm" svg:x="8.793cm" svg:y="19.169cm">
            <draw:text-box>
              <text:p text:style-name="P3"><text:span text:style-name="T2">r(15)</text:span></text:p>
            </draw:text-box>
          </draw:frame>
        </draw:g>
        <draw:g>
          <draw:rect draw:style-name="gr2" draw:text-style-name="P1" draw:layer="layout" svg:width="3.8cm" svg:height="0.8cm" svg:x="7.893cm" svg:y="16.67cm">
            <text:p/>
          </draw:rect>
          <draw:frame draw:style-name="gr4" draw:text-style-name="P2" draw:layer="layout" svg:width="1.383cm" svg:height="0.569cm" svg:x="7.693cm" svg:y="16.601cm">
            <draw:text-box>
              <text:p><text:span text:style-name="T1">Enable</text:span></text:p>
            </draw:text-box>
          </draw:frame>
          <draw:frame draw:style-name="gr4" draw:text-style-name="P2" draw:layer="layout" svg:width="1.399cm" svg:height="0.569cm" svg:x="7.694cm" svg:y="17.001cm">
            <draw:text-box>
              <text:p><text:span text:style-name="T1">Data in</text:span></text:p>
            </draw:text-box>
          </draw:frame>
          <draw:frame draw:style-name="gr4" draw:text-style-name="P2" draw:layer="layout" svg:width="1.573cm" svg:height="0.569cm" svg:x="10.32cm" svg:y="16.97cm">
            <draw:text-box>
              <text:p><text:span text:style-name="T1">Data out</text:span></text:p>
            </draw:text-box>
          </draw:frame>
          <draw:frame draw:style-name="gr4" draw:text-style-name="P3" draw:layer="layout" svg:width="1.158cm" svg:height="0.725cm" svg:x="8.793cm" svg:y="16.77cm">
            <draw:text-box>
              <text:p text:style-name="P3"><text:span text:style-name="T2">r(1)</text:span></text:p>
            </draw:text-box>
          </draw:frame>
        </draw:g>
        <draw:g>
          <draw:g>
            <draw:rect draw:style-name="gr2" draw:text-style-name="P1" draw:layer="layout" svg:width="3.8cm" svg:height="0.8cm" svg:x="7.893cm" svg:y="18.269cm">
              <text:p/>
            </draw:rect>
            <draw:frame draw:style-name="gr4" draw:text-style-name="P3" draw:layer="layout" svg:width="1.992cm" svg:height="0.725cm" svg:x="8.793cm" svg:y="18.369cm">
              <draw:text-box>
                <text:p text:style-name="P3"><text:span text:style-name="T2">…</text:span><text:span text:style-name="T2">.........</text:span></text:p>
              </draw:text-box>
            </draw:frame>
            <draw:frame draw:style-name="gr4" draw:text-style-name="P2" draw:layer="layout" svg:width="1.383cm" svg:height="0.569cm" svg:x="7.693cm" svg:y="18.201cm">
              <draw:text-box>
                <text:p><text:span text:style-name="T1">Enable</text:span></text:p>
              </draw:text-box>
            </draw:frame>
            <draw:frame draw:style-name="gr4" draw:text-style-name="P2" draw:layer="layout" svg:width="1.399cm" svg:height="0.569cm" svg:x="7.694cm" svg:y="18.601cm">
              <draw:text-box>
                <text:p><text:span text:style-name="T1">Data in</text:span></text:p>
              </draw:text-box>
            </draw:frame>
          </draw:g>
          <draw:frame draw:style-name="gr4" draw:text-style-name="P2" draw:layer="layout" svg:width="1.573cm" svg:height="0.569cm" svg:x="10.321cm" svg:y="18.47cm">
            <draw:text-box>
              <text:p><text:span text:style-name="T1">Data out</text:span></text:p>
            </draw:text-box>
          </draw:frame>
        </draw:g>
        <draw:line draw:style-name="gr5" draw:text-style-name="P1" draw:layer="layout" svg:x1="7cm" svg:y1="15.5cm" svg:x2="7.9cm" svg:y2="15.5cm">
          <text:p/>
        </draw:line>
        <draw:line draw:style-name="gr5" draw:text-style-name="P1" draw:layer="layout" svg:x1="6.9cm" svg:y1="16.8cm" svg:x2="7.9cm" svg:y2="16.8cm">
          <text:p/>
        </draw:line>
        <draw:line draw:style-name="gr5" draw:text-style-name="P1" draw:layer="layout" svg:x1="7cm" svg:y1="19.3cm" svg:x2="7.9cm" svg:y2="19.3cm">
          <text:p/>
        </draw:line>
        <draw:line draw:style-name="gr5" draw:text-style-name="P1" draw:layer="layout" svg:x1="7cm" svg:y1="18.4cm" svg:x2="7.9cm" svg:y2="18.4cm">
          <text:p/>
        </draw:line>
        <draw:line draw:style-name="gr5" draw:text-style-name="P1" draw:layer="layout" svg:x1="7cm" svg:y1="17.6cm" svg:x2="7.9cm" svg:y2="17.6cm">
          <text:p/>
        </draw:line>
        <draw:line draw:style-name="gr5" draw:text-style-name="P1" draw:layer="layout" svg:x1="11.743cm" svg:y1="17.3cm" svg:x2="14.143cm" svg:y2="17.3cm">
          <text:p/>
        </draw:line>
        <draw:line draw:style-name="gr5" draw:text-style-name="P1" draw:layer="layout" svg:x1="11.743cm" svg:y1="15.9cm" svg:x2="14.143cm" svg:y2="15.9cm">
          <text:p/>
        </draw:line>
        <draw:line draw:style-name="gr5" draw:text-style-name="P1" draw:layer="layout" svg:x1="11.743cm" svg:y1="18cm" svg:x2="14.143cm" svg:y2="18cm">
          <text:p/>
        </draw:line>
        <draw:line draw:style-name="gr5" draw:text-style-name="P1" draw:layer="layout" svg:x1="11.743cm" svg:y1="18.7cm" svg:x2="14.143cm" svg:y2="18.7cm">
          <text:p/>
        </draw:line>
        <draw:line draw:style-name="gr5" draw:text-style-name="P1" draw:layer="layout" svg:x1="11.743cm" svg:y1="19.6cm" svg:x2="14.143cm" svg:y2="19.6cm">
          <text:p/>
        </draw:line>
        <draw:g>
          <draw:custom-shape draw:style-name="gr3" draw:text-style-name="P1" draw:layer="layout" svg:width="4.7cm" svg:height="1.3cm" draw:transform="rotate (1.5707963267946) translate (14.043cm 20.2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3685.003190810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2" draw:layer="layout" svg:width="1.065cm" svg:height="0.569cm" svg:x="13.943cm" svg:y="19.3cm">
            <draw:text-box>
              <text:p><text:span text:style-name="T1">1111</text:span></text:p>
            </draw:text-box>
          </draw:frame>
          <draw:frame draw:style-name="gr4" draw:text-style-name="P2" draw:layer="layout" svg:width="1.108cm" svg:height="0.569cm" svg:x="13.943cm" svg:y="18.4cm">
            <draw:text-box>
              <text:p><text:span text:style-name="T1">…</text:span><text:span text:style-name="T1">....</text:span></text:p>
            </draw:text-box>
          </draw:frame>
          <draw:frame draw:style-name="gr4" draw:text-style-name="P2" draw:layer="layout" svg:width="1.129cm" svg:height="0.569cm" svg:x="13.944cm" svg:y="17.701cm">
            <draw:text-box>
              <text:p><text:span text:style-name="T1">0010</text:span></text:p>
            </draw:text-box>
          </draw:frame>
          <draw:frame draw:style-name="gr4" draw:text-style-name="P2" draw:layer="layout" svg:width="1.129cm" svg:height="0.569cm" svg:x="13.944cm" svg:y="17.001cm">
            <draw:text-box>
              <text:p><text:span text:style-name="T1">0001</text:span></text:p>
            </draw:text-box>
          </draw:frame>
          <draw:frame draw:style-name="gr4" draw:text-style-name="P2" draw:layer="layout" svg:width="1.129cm" svg:height="0.569cm" svg:x="13.944cm" svg:y="15.701cm">
            <draw:text-box>
              <text:p><text:span text:style-name="T1">0000</text:span></text:p>
            </draw:text-box>
          </draw:frame>
        </draw:g>
        <draw:line draw:style-name="gr5" draw:text-style-name="P1" draw:layer="layout" svg:x1="12.999cm" svg:y1="22.999cm" svg:x2="13.999cm" svg:y2="22.999cm">
          <text:p/>
        </draw:line>
        <draw:line draw:style-name="gr5" draw:text-style-name="P1" draw:layer="layout" svg:x1="13.343cm" svg:y1="21.599cm" svg:x2="14.042cm" svg:y2="21.599cm">
          <text:p/>
        </draw:line>
        <draw:line draw:style-name="gr5" draw:text-style-name="P1" draw:layer="layout" svg:x1="12.743cm" svg:y1="23.699cm" svg:x2="14.042cm" svg:y2="23.699cm">
          <text:p/>
        </draw:line>
        <draw:line draw:style-name="gr5" draw:text-style-name="P1" draw:layer="layout" svg:x1="12.443cm" svg:y1="24.399cm" svg:x2="14.042cm" svg:y2="24.399cm">
          <text:p/>
        </draw:line>
        <draw:line draw:style-name="gr5" draw:text-style-name="P1" draw:layer="layout" svg:x1="12.043cm" svg:y1="25.299cm" svg:x2="14.042cm" svg:y2="25.299cm">
          <text:p/>
        </draw:line>
        <draw:line draw:style-name="gr1" draw:text-style-name="P1" draw:layer="layout" svg:x1="12.043cm" svg:y1="25.299cm" svg:x2="12.043cm" svg:y2="19.599cm">
          <text:p/>
        </draw:line>
        <draw:line draw:style-name="gr1" draw:text-style-name="P1" draw:layer="layout" svg:x1="12.443cm" svg:y1="24.399cm" svg:x2="12.443cm" svg:y2="18.699cm">
          <text:p/>
        </draw:line>
        <draw:line draw:style-name="gr1" draw:text-style-name="P1" draw:layer="layout" svg:x1="12.743cm" svg:y1="23.699cm" svg:x2="12.743cm" svg:y2="17.999cm">
          <text:p/>
        </draw:line>
        <draw:line draw:style-name="gr1" draw:text-style-name="P1" draw:layer="layout" svg:x1="12.999cm" svg:y1="22.999cm" svg:x2="12.999cm" svg:y2="17.299cm">
          <text:p/>
        </draw:line>
        <draw:line draw:style-name="gr1" draw:text-style-name="P1" draw:layer="layout" svg:x1="13.343cm" svg:y1="21.599cm" svg:x2="13.343cm" svg:y2="15.899cm">
          <text:p/>
        </draw:line>
        <draw:g>
          <draw:custom-shape draw:style-name="gr3" draw:text-style-name="P1" draw:layer="layout" svg:width="4.7cm" svg:height="1.3cm" draw:transform="rotate (1.5707963267946) translate (14.043cm 25.899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3685.003190810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2" draw:layer="layout" svg:width="1.065cm" svg:height="0.569cm" svg:x="13.943cm" svg:y="24.999cm">
            <draw:text-box>
              <text:p><text:span text:style-name="T1">1111</text:span></text:p>
            </draw:text-box>
          </draw:frame>
          <draw:frame draw:style-name="gr4" draw:text-style-name="P2" draw:layer="layout" svg:width="1.108cm" svg:height="0.569cm" svg:x="13.943cm" svg:y="24.099cm">
            <draw:text-box>
              <text:p><text:span text:style-name="T1">…</text:span><text:span text:style-name="T1">....</text:span></text:p>
            </draw:text-box>
          </draw:frame>
          <draw:frame draw:style-name="gr4" draw:text-style-name="P2" draw:layer="layout" svg:width="1.129cm" svg:height="0.569cm" svg:x="13.944cm" svg:y="23.4cm">
            <draw:text-box>
              <text:p><text:span text:style-name="T1">0010</text:span></text:p>
            </draw:text-box>
          </draw:frame>
          <draw:frame draw:style-name="gr4" draw:text-style-name="P2" draw:layer="layout" svg:width="1.129cm" svg:height="0.569cm" svg:x="13.944cm" svg:y="22.7cm">
            <draw:text-box>
              <text:p><text:span text:style-name="T1">0001</text:span></text:p>
            </draw:text-box>
          </draw:frame>
          <draw:frame draw:style-name="gr4" draw:text-style-name="P2" draw:layer="layout" svg:width="1.129cm" svg:height="0.569cm" svg:x="13.944cm" svg:y="21.4cm">
            <draw:text-box>
              <text:p><text:span text:style-name="T1">0000</text:span></text:p>
            </draw:text-box>
          </draw:frame>
        </draw:g>
        <draw:line draw:style-name="gr5" draw:text-style-name="P1" draw:layer="layout" svg:x1="7.2cm" svg:y1="15.9cm" svg:x2="7.9cm" svg:y2="15.9cm">
          <text:p/>
        </draw:line>
        <draw:line draw:style-name="gr5" draw:text-style-name="P1" draw:layer="layout" svg:x1="7.2cm" svg:y1="17.3cm" svg:x2="7.9cm" svg:y2="17.3cm">
          <text:p/>
        </draw:line>
        <draw:line draw:style-name="gr5" draw:text-style-name="P1" draw:layer="layout" svg:x1="7.2cm" svg:y1="18.1cm" svg:x2="7.9cm" svg:y2="18.1cm">
          <text:p/>
        </draw:line>
        <draw:line draw:style-name="gr5" draw:text-style-name="P1" draw:layer="layout" svg:x1="7.2cm" svg:y1="18.8cm" svg:x2="7.9cm" svg:y2="18.8cm">
          <text:p/>
        </draw:line>
        <draw:line draw:style-name="gr5" draw:text-style-name="P1" draw:layer="layout" svg:x1="7.2cm" svg:y1="19.7cm" svg:x2="7.9cm" svg:y2="19.7cm">
          <text:p/>
        </draw:line>
        <draw:line draw:style-name="gr5" draw:text-style-name="P1" draw:layer="layout" svg:x1="15.4cm" svg:y1="23.6cm" svg:x2="21cm" svg:y2="23.6cm">
          <text:p/>
        </draw:line>
        <draw:line draw:style-name="gr5" draw:text-style-name="P1" draw:layer="layout" svg:x1="15.399cm" svg:y1="17.85cm" svg:x2="21cm" svg:y2="17.85cm">
          <text:p/>
        </draw:line>
        <draw:line draw:style-name="gr5" draw:text-style-name="P1" draw:layer="layout" svg:x1="15.399cm" svg:y1="11.45cm" svg:x2="21cm" svg:y2="11.45cm">
          <text:p/>
        </draw:line>
        <draw:line draw:style-name="gr5" draw:text-style-name="P1" draw:layer="layout" svg:x1="15.399cm" svg:y1="5.95cm" svg:x2="21cm" svg:y2="5.95cm">
          <text:p/>
        </draw:line>
        <draw:g>
          <draw:custom-shape draw:style-name="gr3" draw:text-style-name="P1" draw:layer="layout" svg:width="4.7cm" svg:height="1.3cm" draw:transform="rotate (-1.57079632679579) translate (5.9cm 15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3685.003190810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2" draw:layer="layout" svg:width="1.065cm" svg:height="0.569cm" svg:x="4.9cm" svg:y="18.9cm">
            <draw:text-box>
              <text:p><text:span text:style-name="T1">1111</text:span></text:p>
            </draw:text-box>
          </draw:frame>
          <draw:frame draw:style-name="gr4" draw:text-style-name="P2" draw:layer="layout" svg:width="1.108cm" svg:height="0.569cm" svg:x="4.9cm" svg:y="18cm">
            <draw:text-box>
              <text:p><text:span text:style-name="T1">…</text:span><text:span text:style-name="T1">....</text:span></text:p>
            </draw:text-box>
          </draw:frame>
          <draw:frame draw:style-name="gr4" draw:text-style-name="P2" draw:layer="layout" svg:width="1.129cm" svg:height="0.569cm" svg:x="4.901cm" svg:y="17.301cm">
            <draw:text-box>
              <text:p><text:span text:style-name="T1">0010</text:span></text:p>
            </draw:text-box>
          </draw:frame>
          <draw:frame draw:style-name="gr4" draw:text-style-name="P2" draw:layer="layout" svg:width="1.129cm" svg:height="0.569cm" svg:x="4.901cm" svg:y="16.601cm">
            <draw:text-box>
              <text:p><text:span text:style-name="T1">0001</text:span></text:p>
            </draw:text-box>
          </draw:frame>
          <draw:frame draw:style-name="gr4" draw:text-style-name="P2" draw:layer="layout" svg:width="1.129cm" svg:height="0.569cm" svg:x="4.901cm" svg:y="15.301cm">
            <draw:text-box>
              <text:p><text:span text:style-name="T1">0000</text:span></text:p>
            </draw:text-box>
          </draw:frame>
        </draw:g>
        <draw:g>
          <draw:custom-shape draw:style-name="gr3" draw:text-style-name="P1" draw:layer="layout" svg:width="2.4cm" svg:height="1.3cm" draw:transform="rotate (1.5707963267946) translate (1.4cm 11.3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7385.922532278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2" draw:layer="layout" svg:width="0.659cm" svg:height="0.569cm" svg:x="1.3cm" svg:y="10.331cm">
            <draw:text-box>
              <text:p><text:span text:style-name="T1">1</text:span></text:p>
            </draw:text-box>
          </draw:frame>
          <draw:frame draw:style-name="gr4" draw:text-style-name="P2" draw:layer="layout" svg:width="0.659cm" svg:height="0.569cm" svg:x="1.3cm" svg:y="9.331cm">
            <draw:text-box>
              <text:p><text:span text:style-name="T1">0</text:span></text:p>
            </draw:text-box>
          </draw:frame>
        </draw:g>
        <draw:line draw:style-name="gr5" draw:text-style-name="P1" draw:layer="layout" svg:x1="0.7cm" svg:y1="9.6cm" svg:x2="1.4cm" svg:y2="9.6cm">
          <text:p/>
        </draw:line>
        <draw:line draw:style-name="gr5" draw:text-style-name="P1" draw:layer="layout" svg:x1="0.699cm" svg:y1="10.55cm" svg:x2="1.4cm" svg:y2="10.55cm">
          <text:p/>
        </draw:line>
        <draw:frame draw:style-name="gr4" draw:text-style-name="P2" draw:layer="layout" svg:width="1.129cm" svg:height="0.569cm" svg:x="-0.2cm" svg:y="10.231cm">
          <draw:text-box>
            <text:p><text:span text:style-name="T1">0000</text:span></text:p>
          </draw:text-box>
        </draw:frame>
        <draw:line draw:style-name="gr5" draw:text-style-name="P1" draw:layer="layout" svg:x1="0cm" svg:y1="5.4cm" svg:x2="4.6cm" svg:y2="5.4cm">
          <text:p/>
        </draw:line>
        <draw:line draw:style-name="gr1" draw:text-style-name="P1" draw:layer="layout" svg:x1="0.7cm" svg:y1="9.6cm" svg:x2="0.7cm" svg:y2="5.4cm">
          <text:p/>
        </draw:line>
        <draw:line draw:style-name="gr5" draw:text-style-name="P1" draw:layer="layout" svg:x1="3.9cm" svg:y1="17.4cm" svg:x2="4.6cm" svg:y2="17.4cm">
          <text:p/>
        </draw:line>
        <draw:line draw:style-name="gr1" draw:text-style-name="P1" draw:layer="layout" svg:x1="3.9cm" svg:y1="17.4cm" svg:x2="3.9cm" svg:y2="10.1cm">
          <text:p/>
        </draw:line>
        <draw:line draw:style-name="gr1" draw:text-style-name="P1" draw:layer="layout" svg:x1="3.9cm" svg:y1="10.1cm" svg:x2="2.7cm" svg:y2="10.1cm">
          <text:p/>
        </draw:line>
        <draw:line draw:style-name="gr5" draw:text-style-name="P1" draw:layer="layout" svg:x1="14.7cm" svg:y1="14.3cm" svg:x2="14.7cm" svg:y2="13.5cm">
          <text:p/>
        </draw:line>
        <draw:line draw:style-name="gr5" draw:text-style-name="P1" draw:layer="layout" svg:x1="14.7cm" svg:y1="14.3cm" svg:x2="14.7cm" svg:y2="15.9cm">
          <text:p/>
        </draw:line>
        <draw:line draw:style-name="gr1" draw:text-style-name="P1" draw:layer="layout" svg:x1="14.7cm" svg:y1="14.2cm" svg:x2="4.3cm" svg:y2="14.2cm">
          <text:p/>
        </draw:line>
        <draw:line draw:style-name="gr5" draw:text-style-name="P1" draw:layer="layout" svg:x1="14.699cm" svg:y1="8.6cm" svg:x2="14.699cm" svg:y2="7.8cm">
          <text:p/>
        </draw:line>
        <draw:line draw:style-name="gr1" draw:text-style-name="P1" draw:layer="layout" svg:x1="14.7cm" svg:y1="8.6cm" svg:x2="0.7cm" svg:y2="8.6cm">
          <text:p/>
        </draw:line>
        <draw:line draw:style-name="gr5" draw:text-style-name="P1" draw:layer="layout" svg:x1="2.1cm" svg:y1="11.7cm" svg:x2="2.1cm" svg:y2="10.9cm">
          <text:p/>
        </draw:line>
        <draw:line draw:style-name="gr1" draw:text-style-name="P1" draw:layer="layout" svg:x1="2.1cm" svg:y1="11.7cm" svg:x2="0cm" svg:y2="11.7cm">
          <text:p/>
        </draw:line>
        <draw:frame draw:style-name="gr4" draw:text-style-name="P3" draw:layer="layout" svg:width="1.471cm" svg:height="0.725cm" svg:x="21.129cm" svg:y="5.575cm">
          <draw:text-box>
            <text:p text:style-name="P3"><text:span text:style-name="T2">IO_S</text:span></text:p>
          </draw:text-box>
        </draw:frame>
        <draw:frame draw:style-name="gr4" draw:text-style-name="P3" draw:layer="layout" svg:width="1.493cm" svg:height="0.725cm" svg:x="21.2cm" svg:y="11.076cm">
          <draw:text-box>
            <text:p text:style-name="P3"><text:span text:style-name="T2">IO_D</text:span></text:p>
          </draw:text-box>
        </draw:frame>
        <draw:frame draw:style-name="gr4" draw:text-style-name="P3" draw:layer="layout" svg:width="1.658cm" svg:height="0.725cm" svg:x="21.242cm" svg:y="17.476cm">
          <draw:text-box>
            <text:p text:style-name="P3"><text:span text:style-name="T2">OP_D</text:span></text:p>
          </draw:text-box>
        </draw:frame>
        <draw:frame draw:style-name="gr4" draw:text-style-name="P3" draw:layer="layout" svg:width="1.637cm" svg:height="0.725cm" svg:x="21.163cm" svg:y="23.277cm">
          <draw:text-box>
            <text:p text:style-name="P3"><text:span text:style-name="T2">OP_S</text:span></text:p>
          </draw:text-box>
        </draw:frame>
        <draw:frame draw:style-name="gr4" draw:text-style-name="P3" draw:layer="layout" svg:width="1.963cm" svg:height="0.725cm" svg:x="-1.963cm" svg:y="5.075cm">
          <draw:text-box>
            <text:p text:style-name="P3"><text:span text:style-name="T2">OP_DC</text:span></text:p>
          </draw:text-box>
        </draw:frame>
        <draw:frame draw:style-name="gr6" draw:text-style-name="P3" draw:layer="layout" svg:width="1.941cm" svg:height="0.725cm" svg:x="-1.941cm" svg:y="6.075cm">
          <draw:text-box>
            <text:p text:style-name="P3"><text:span text:style-name="T2">OP_SC</text:span></text:p>
          </draw:text-box>
        </draw:frame>
        <draw:line draw:style-name="gr5" draw:text-style-name="P1" draw:layer="layout" svg:x1="14.7cm" svg:y1="20.7cm" svg:x2="14.7cm" svg:y2="21.6cm">
          <text:p/>
        </draw:line>
        <draw:line draw:style-name="gr1" draw:text-style-name="P1" draw:layer="layout" svg:x1="14.7cm" svg:y1="20.7cm" svg:x2="3.6cm" svg:y2="20.7cm">
          <text:p/>
        </draw:line>
        <draw:line draw:style-name="gr1" draw:text-style-name="P1" draw:layer="layout" svg:x1="3.6cm" svg:y1="8.6cm" svg:x2="3.6cm" svg:y2="20.7cm">
          <text:p/>
        </draw:line>
        <draw:frame draw:style-name="gr6" draw:text-style-name="P3" draw:layer="layout" svg:width="2.106cm" svg:height="0.725cm" svg:x="-2.2cm" svg:y="11.276cm">
          <draw:text-box>
            <text:p text:style-name="P3"><text:span text:style-name="T2">byte_set</text:span></text:p>
          </draw:text-box>
        </draw:frame>
        <draw:line draw:style-name="gr5" draw:text-style-name="P1" draw:layer="layout" svg:x1="6.757cm" svg:y1="4.1cm" svg:x2="7.9cm" svg:y2="4.1cm">
          <text:p/>
        </draw:line>
        <draw:line draw:style-name="gr5" draw:text-style-name="P1" draw:layer="layout" svg:x1="6.4cm" svg:y1="5.3cm" svg:x2="7.9cm" svg:y2="5.3cm">
          <text:p/>
        </draw:line>
        <draw:line draw:style-name="gr1" draw:text-style-name="P1" draw:layer="layout" svg:x1="6.4cm" svg:y1="5.3cm" svg:x2="6.4cm" svg:y2="2.6cm">
          <text:p/>
        </draw:line>
        <draw:line draw:style-name="gr1" draw:text-style-name="P1" draw:layer="layout" svg:x1="6.8cm" svg:y1="4.1cm" svg:x2="6.8cm" svg:y2="1.8cm">
          <text:p/>
        </draw:line>
        <draw:line draw:style-name="gr1" draw:text-style-name="P1" draw:layer="layout" svg:x1="6.4cm" svg:y1="2.6cm" svg:x2="0cm" svg:y2="2.6cm">
          <text:p/>
        </draw:line>
        <draw:line draw:style-name="gr1" draw:text-style-name="P1" draw:layer="layout" svg:x1="6.8cm" svg:y1="1.8cm" svg:x2="0cm" svg:y2="1.8cm">
          <text:p/>
        </draw:line>
        <draw:frame draw:style-name="gr4" draw:text-style-name="P3" draw:layer="layout" svg:width="1.095cm" svg:height="0.725cm" svg:x="-1.2cm" svg:y="2.201cm">
          <draw:text-box>
            <text:p text:style-name="P3"><text:span text:style-name="T2">I_1</text:span></text:p>
          </draw:text-box>
        </draw:frame>
        <draw:frame draw:style-name="gr4" draw:text-style-name="P5" draw:layer="layout" svg:width="1.095cm" svg:height="0.725cm" svg:x="-1.2cm" svg:y="1.4cm">
          <draw:text-box>
            <text:p text:style-name="P4"><text:span text:style-name="T2">I_0</text:span></text:p>
          </draw:text-box>
        </draw:frame>
        <draw:g>
          <draw:rect draw:style-name="gr2" draw:text-style-name="P1" draw:layer="layout" svg:width="2.744cm" svg:height="0.8cm" svg:x="8.955cm" svg:y="2.6cm">
            <text:p/>
          </draw:rect>
          <draw:frame draw:style-name="gr4" draw:text-style-name="P2" draw:layer="layout" svg:width="1.573cm" svg:height="0.569cm" svg:x="10.326cm" svg:y="2.6cm">
            <draw:text-box>
              <text:p><text:span text:style-name="T1">Data out</text:span></text:p>
            </draw:text-box>
          </draw:frame>
          <draw:frame draw:style-name="gr4" draw:text-style-name="P3" draw:layer="layout" svg:width="1.988cm" svg:height="0.725cm" svg:x="8.799cm" svg:y="2.7cm">
            <draw:text-box>
              <text:p text:style-name="P3"><text:span text:style-name="T2">Io_r(10)</text:span></text:p>
            </draw:text-box>
          </draw:frame>
        </draw:g>
        <draw:g>
          <draw:rect draw:style-name="gr2" draw:text-style-name="P1" draw:layer="layout" svg:width="2.744cm" svg:height="0.8cm" svg:x="8.955cm" svg:y="1.8cm">
            <text:p/>
          </draw:rect>
          <draw:frame draw:style-name="gr4" draw:text-style-name="P2" draw:layer="layout" svg:width="1.573cm" svg:height="0.569cm" svg:x="10.327cm" svg:y="1.8cm">
            <draw:text-box>
              <text:p><text:span text:style-name="T1">Data out</text:span></text:p>
            </draw:text-box>
          </draw:frame>
          <draw:frame draw:style-name="gr4" draw:text-style-name="P3" draw:layer="layout" svg:width="1.751cm" svg:height="0.725cm" svg:x="8.799cm" svg:y="1.9cm">
            <draw:text-box>
              <text:p text:style-name="P3"><text:span text:style-name="T2">Io_r(9)</text:span></text:p>
            </draw:text-box>
          </draw:frame>
        </draw:g>
        <draw:g>
          <draw:rect draw:style-name="gr2" draw:text-style-name="P1" draw:layer="layout" svg:width="2.743cm" svg:height="0.8cm" svg:x="8.955cm" svg:y="1cm">
            <text:p/>
          </draw:rect>
          <draw:frame draw:style-name="gr7" draw:text-style-name="P2" draw:layer="layout" svg:width="1.573cm" svg:height="0.569cm" svg:x="10.325cm" svg:y="1.1cm">
            <draw:text-box>
              <text:p><text:span text:style-name="T1">Data out</text:span></text:p>
            </draw:text-box>
          </draw:frame>
          <draw:frame draw:style-name="gr8" draw:text-style-name="P3" draw:layer="layout" svg:width="1.751cm" svg:height="0.725cm" svg:x="8.798cm" svg:y="1.1cm">
            <draw:text-box>
              <text:p text:style-name="P3"><text:span text:style-name="T2">Io_r(8)</text:span></text:p>
            </draw:text-box>
          </draw:frame>
        </draw:g>
        <draw:line draw:style-name="gr5" draw:text-style-name="P1" draw:layer="layout" svg:x1="11.7cm" svg:y1="1.4cm" svg:x2="21cm" svg:y2="1.4cm">
          <text:p/>
        </draw:line>
        <draw:line draw:style-name="gr5" draw:text-style-name="P1" draw:layer="layout" svg:x1="11.699cm" svg:y1="2.15cm" svg:x2="20.999cm" svg:y2="2.15cm">
          <text:p/>
        </draw:line>
        <draw:line draw:style-name="gr5" draw:text-style-name="P1" draw:layer="layout" svg:x1="11.699cm" svg:y1="2.95cm" svg:x2="20.999cm" svg:y2="2.95cm">
          <text:p/>
        </draw:line>
        <draw:frame draw:style-name="gr4" draw:text-style-name="P3" draw:layer="layout" svg:width="1.306cm" svg:height="0.725cm" svg:x="21.13cm" svg:y="2.576cm">
          <draw:text-box>
            <text:p text:style-name="P3"><text:span text:style-name="T2">O_2</text:span></text:p>
          </draw:text-box>
        </draw:frame>
        <draw:frame draw:style-name="gr4" draw:text-style-name="P3" draw:layer="layout" svg:width="1.306cm" svg:height="0.725cm" svg:x="21.131cm" svg:y="1.777cm">
          <draw:text-box>
            <text:p text:style-name="P3"><text:span text:style-name="T2">O_1</text:span></text:p>
          </draw:text-box>
        </draw:frame>
        <draw:frame draw:style-name="gr4" draw:text-style-name="P3" draw:layer="layout" svg:width="1.306cm" svg:height="0.725cm" svg:x="21.131cm" svg:y="1.077cm">
          <draw:text-box>
            <text:p text:style-name="P3"><text:span text:style-name="T2">O_0</text:span></text:p>
          </draw:text-box>
        </draw:frame>
        <draw:line draw:style-name="gr1" draw:text-style-name="P1" draw:layer="layout" svg:x1="7.2cm" svg:y1="6.099cm" svg:x2="7.2cm" svg:y2="13.2cm">
          <text:p/>
        </draw:line>
        <draw:line draw:style-name="gr1" draw:text-style-name="P1" draw:layer="layout" svg:x1="7.2cm" svg:y1="13.2cm" svg:x2="0cm" svg:y2="13.2cm">
          <text:p/>
        </draw:line>
        <draw:line draw:style-name="gr1" draw:text-style-name="P1" draw:layer="layout" svg:x1="7.2cm" svg:y1="14.7cm" svg:x2="0cm" svg:y2="14.7cm">
          <text:p/>
        </draw:line>
        <draw:frame draw:style-name="gr6" draw:text-style-name="P3" draw:layer="layout" svg:width="2.034cm" svg:height="0.725cm" svg:x="-2.3cm" svg:y="12.8cm">
          <draw:text-box>
            <text:p text:style-name="P3"><text:span text:style-name="T2">IO_D_N</text:span></text:p>
          </draw:text-box>
        </draw:frame>
        <draw:frame draw:style-name="gr6" draw:text-style-name="P3" draw:layer="layout" svg:width="2.2cm" svg:height="0.725cm" svg:x="-2.3cm" svg:y="14.4cm">
          <draw:text-box>
            <text:p text:style-name="P3"><text:span text:style-name="T2">OP_D_N</text:span></text:p>
          </draw:text-box>
        </draw:frame>
        <draw:rect draw:style-name="gr9" draw:text-style-name="P6" draw:layer="layout" svg:width="2.2cm" svg:height="0.5cm" svg:x="9.5cm" svg:y="7.9cm">
          <text:p text:style-name="P6"><text:span text:style-name="T1">reset</text:span></text:p>
        </draw:rect>
        <draw:rect draw:style-name="gr9" draw:text-style-name="P6" draw:layer="layout" svg:width="2.2cm" svg:height="0.5cm" svg:x="9.5cm" svg:y="19.9cm">
          <text:p text:style-name="P6"><text:span text:style-name="T1">reset</text:span></text:p>
        </draw:rect>
        <draw:g>
          <draw:rect draw:style-name="gr2" draw:text-style-name="P1" draw:layer="layout" svg:width="3.8cm" svg:height="1.3cm" svg:x="7.893cm" svg:y="26.07cm">
            <text:p/>
          </draw:rect>
          <draw:custom-shape draw:style-name="gr3" draw:text-style-name="P1" draw:layer="layout" svg:width="0.5cm" svg:height="0.4cm" draw:transform="rotate (-1.57079632679579) translate (8.293cm 26.87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2" draw:layer="layout" svg:width="1.383cm" svg:height="0.569cm" svg:x="7.693cm" svg:y="26.001cm">
            <draw:text-box>
              <text:p><text:span text:style-name="T1">Enable</text:span></text:p>
            </draw:text-box>
          </draw:frame>
          <draw:frame draw:style-name="gr4" draw:text-style-name="P2" draw:layer="layout" svg:width="1.399cm" svg:height="0.569cm" svg:x="7.694cm" svg:y="26.401cm">
            <draw:text-box>
              <text:p><text:span text:style-name="T1">Data in</text:span></text:p>
            </draw:text-box>
          </draw:frame>
          <draw:frame draw:style-name="gr4" draw:text-style-name="P2" draw:layer="layout" svg:width="1.573cm" svg:height="0.569cm" svg:x="10.32cm" svg:y="26.37cm">
            <draw:text-box>
              <text:p><text:span text:style-name="T1">Data out</text:span></text:p>
            </draw:text-box>
          </draw:frame>
          <draw:frame draw:style-name="gr4" draw:text-style-name="P3" draw:layer="layout" svg:width="1.963cm" svg:height="0.725cm" svg:x="8.793cm" svg:y="26.37cm">
            <draw:text-box>
              <text:p text:style-name="P3"><text:span text:style-name="T2">RAM_P</text:span></text:p>
            </draw:text-box>
          </draw:frame>
        </draw:g>
        <draw:rect draw:style-name="gr9" draw:text-style-name="P6" draw:layer="layout" svg:width="2.2cm" svg:height="0.5cm" svg:x="9.499cm" svg:y="27.399cm">
          <text:p text:style-name="P6"><text:span text:style-name="T1">reset</text:span></text:p>
        </draw:rect>
        <draw:line draw:style-name="gr5" draw:text-style-name="P1" draw:layer="layout" svg:x1="1cm" svg:y1="26.2cm" svg:x2="7.9cm" svg:y2="26.2cm">
          <text:p/>
        </draw:line>
        <draw:line draw:style-name="gr5" draw:text-style-name="P1" draw:layer="layout" svg:x1="0cm" svg:y1="26.7cm" svg:x2="7.9cm" svg:y2="26.7cm">
          <text:p/>
        </draw:line>
        <draw:line draw:style-name="gr5" draw:text-style-name="P1" draw:layer="layout" svg:x1="11.7cm" svg:y1="26.6cm" svg:x2="21cm" svg:y2="26.6cm">
          <text:p/>
        </draw:line>
        <draw:frame draw:style-name="gr4" draw:text-style-name="P3" draw:layer="layout" svg:width="1.963cm" svg:height="0.725cm" svg:x="21.163cm" svg:y="26.2cm">
          <draw:text-box>
            <text:p text:style-name="P3"><text:span text:style-name="T2">RAM_P</text:span></text:p>
          </draw:text-box>
        </draw:frame>
        <draw:frame draw:style-name="gr10" draw:text-style-name="P3" draw:layer="layout" svg:width="2.504cm" svg:height="0.725cm" svg:x="-2.504cm" svg:y="26.375cm">
          <draw:text-box>
            <text:p text:style-name="P3"><text:span text:style-name="T2">RAM_P_N</text:span></text:p>
          </draw:text-box>
        </draw:frame>
        <draw:frame draw:style-name="gr10" draw:text-style-name="P3" draw:layer="layout" svg:width="2.039cm" svg:height="0.725cm" svg:x="-2.039cm" svg:y="24.275cm">
          <draw:text-box>
            <text:p text:style-name="P3"><text:span text:style-name="T2">ram_set</text:span></text:p>
          </draw:text-box>
        </draw:frame>
        <draw:custom-shape draw:style-name="gr11" draw:text-style-name="P7" draw:layer="layout" svg:width="3.2cm" svg:height="1.2cm" svg:x="9.9cm" svg:y="-1.6cm">
          <text:p text:style-name="P7"><text:span text:style-name="T1">Registers 8-10 connectet</text:span></text:p>
          <text:p text:style-name="P7"><text:span text:style-name="T1">Like the rest, but draw</text:span></text:p>
          <text:p text:style-name="P7"><text:span text:style-name="T1">here for clarity</text:span></text:p>
          <draw:enhanced-geometry svg:viewBox="0 0 21600 21600" draw:text-areas="800 800 20800 20800" draw:type="round-rectangular-callout" draw:modifiers="2847.61012183693 44045.29558701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3.334cm" svg:height="1.029cm" svg:x="-4.534cm" svg:y="1.6cm">
          <draw:text-box>
            <text:p><text:span text:style-name="T3">Input signals from</text:span></text:p>
            <text:p><text:span text:style-name="T3">input synchronizer</text:span></text:p>
          </draw:text-box>
        </draw:frame>
        <draw:line draw:style-name="gr1" draw:text-style-name="P1" draw:layer="layout" svg:x1="0cm" svg:y1="6.4cm" svg:x2="4.3cm" svg:y2="6.4cm">
          <text:p/>
        </draw:line>
        <draw:line draw:style-name="gr1" draw:text-style-name="P1" draw:layer="layout" svg:x1="4.3cm" svg:y1="14.2cm" svg:x2="4.3cm" svg:y2="6.4cm">
          <text:p/>
        </draw:line>
        <draw:frame draw:style-name="gr4" draw:text-style-name="P8" draw:layer="layout" svg:width="4.278cm" svg:height="1.807cm" svg:x="-5.7cm" svg:y="4.9cm">
          <draw:text-box>
            <text:p><text:span text:style-name="T3">Operand address-codes</text:span></text:p>
            <text:p><text:span text:style-name="T3">for the destination and</text:span></text:p>
            <text:p><text:span text:style-name="T3">source registers.</text:span></text:p>
            <text:p><text:span text:style-name="T3">From the ROM block</text:span></text:p>
          </draw:text-box>
        </draw:frame>
        <draw:frame draw:style-name="gr4" draw:text-style-name="P8" draw:layer="layout" svg:width="5.375cm" svg:height="1.418cm" svg:x="-6.775cm" svg:y="10.5cm">
          <draw:text-box>
            <text:p><text:span text:style-name="T3">Boolean signal, indicates</text:span></text:p>
            <text:p><text:span text:style-name="T3">that OP_DC should be ignored.</text:span></text:p>
            <text:p><text:span text:style-name="T3">From the operations block</text:span></text:p>
          </draw:text-box>
        </draw:frame>
        <draw:frame draw:style-name="gr4" draw:text-style-name="P8" draw:layer="layout" svg:width="5.193cm" svg:height="1.418cm" svg:x="-7.3cm" svg:y="12.182cm">
          <draw:text-box>
            <text:p><text:span text:style-name="T3">Value to set the IO destination</text:span></text:p>
            <text:p><text:span text:style-name="T3">register to on next clock edge.</text:span></text:p>
            <text:p><text:span text:style-name="T3">From the operations block</text:span></text:p>
          </draw:text-box>
        </draw:frame>
        <draw:frame draw:style-name="gr4" draw:text-style-name="P8" draw:layer="layout" svg:width="5.193cm" svg:height="1.418cm" svg:x="-7.293cm" svg:y="14cm">
          <draw:text-box>
            <text:p><text:span text:style-name="T3">Value to set the destination</text:span></text:p>
            <text:p><text:span text:style-name="T3">register to on next clock edge.</text:span></text:p>
            <text:p><text:span text:style-name="T3">From the operations block</text:span></text:p>
          </draw:text-box>
        </draw:frame>
        <draw:line draw:style-name="gr1" draw:text-style-name="P1" draw:layer="layout" svg:x1="1cm" svg:y1="26.2cm" svg:x2="1cm" svg:y2="24.6cm">
          <text:p/>
        </draw:line>
        <draw:line draw:style-name="gr1" draw:text-style-name="P1" draw:layer="layout" svg:x1="1cm" svg:y1="24.6cm" svg:x2="0cm" svg:y2="24.6cm">
          <text:p/>
        </draw:line>
        <draw:frame draw:style-name="gr4" draw:text-style-name="P8" draw:layer="layout" svg:width="4.574cm" svg:height="1.807cm" svg:x="-6.5cm" svg:y="23.5cm">
          <draw:text-box>
            <text:p><text:span text:style-name="T3">Boolean signal indicating</text:span></text:p>
            <text:p><text:span text:style-name="T3">that the RAM address</text:span></text:p>
            <text:p><text:span text:style-name="T3">should update.</text:span></text:p>
            <text:p><text:span text:style-name="T3">From the operations block</text:span></text:p>
          </draw:text-box>
        </draw:frame>
        <draw:frame draw:style-name="gr4" draw:text-style-name="P8" draw:layer="layout" svg:width="4.574cm" svg:height="1.418cm" svg:x="-6.6cm" svg:y="25.7cm">
          <draw:text-box>
            <text:p><text:span text:style-name="T3">Internal reference to the</text:span></text:p>
            <text:p><text:span text:style-name="T3">RAM address</text:span></text:p>
            <text:p><text:span text:style-name="T3">From the operations block</text:span></text:p>
          </draw:text-box>
        </draw:frame>
        <draw:frame draw:style-name="gr4" draw:text-style-name="P8" draw:layer="layout" svg:width="3.461cm" svg:height="0.64cm" svg:x="22.339cm" svg:y="1.8cm">
          <draw:text-box>
            <text:p><text:span text:style-name="T3">Output to the world</text:span></text:p>
          </draw:text-box>
        </draw:frame>
        <draw:frame draw:style-name="gr4" draw:text-style-name="P8" draw:layer="layout" svg:width="4.333cm" svg:height="1.029cm" svg:x="22.339cm" svg:y="5.66cm">
          <draw:text-box>
            <text:p><text:span text:style-name="T3">Content of the IO source</text:span><text:span text:style-name="T3"><text:line-break/></text:span><text:span text:style-name="T3">register</text:span></text:p>
          </draw:text-box>
        </draw:frame>
        <draw:frame draw:style-name="gr4" draw:text-style-name="P8" draw:layer="layout" svg:width="4.968cm" svg:height="1.029cm" svg:x="22.447cm" svg:y="10.946cm">
          <draw:text-box>
            <text:p><text:span text:style-name="T3">Content of the IO destination</text:span><text:span text:style-name="T3"><text:line-break/></text:span><text:span text:style-name="T3">register</text:span></text:p>
          </draw:text-box>
        </draw:frame>
        <draw:path draw:style-name="gr3" draw:text-style-name="P1" draw:layer="layout" svg:width="0.899cm" svg:height="0.599cm" svg:x="6.1cm" svg:y="19cm" svg:viewBox="0 0 900 600" svg:d="m200 600v-600h500c113 0 200 130 200 300s-87 300-200 300zm-600-100c-18 0-34-4-50-13s-27-21-37-37-13-32-13-50 4-34 13-50 21-27 37-37 32-13 50-13 34 4 50 13 27 21 37 37 13 32 13 50-4 34-13 50-21 27-37 37-32 13-50 13z">
          <text:p/>
        </draw:path>
        <draw:path draw:style-name="gr3" draw:text-style-name="P1" draw:layer="layout" svg:width="0.899cm" svg:height="0.599cm" svg:x="6.1cm" svg:y="17.3cm" svg:viewBox="0 0 900 600" svg:d="m200 600v-600h500c113 0 200 130 200 300s-87 300-200 300zm-600-100c-18 0-34-4-50-13s-27-21-37-37-13-32-13-50 4-34 13-50 21-27 37-37 32-13 50-13 34 4 50 13 27 21 37 37 13 32 13 50-4 34-13 50-21 27-37 37-32 13-50 13z">
          <text:p/>
        </draw:path>
        <draw:path draw:style-name="gr3" draw:text-style-name="P1" draw:layer="layout" svg:width="0.899cm" svg:height="0.599cm" svg:x="6.1cm" svg:y="18.1cm" svg:viewBox="0 0 900 600" svg:d="m200 600v-600h500c113 0 200 130 200 300s-87 300-200 300zm-600-100c-18 0-34-4-50-13s-27-21-37-37-13-32-13-50 4-34 13-50 21-27 37-37 32-13 50-13 34 4 50 13 27 21 37 37 13 32 13 50-4 34-13 50-21 27-37 37-32 13-50 13z">
          <text:p/>
        </draw:path>
        <draw:path draw:style-name="gr3" draw:text-style-name="P1" draw:layer="layout" svg:width="0.899cm" svg:height="0.599cm" svg:x="6.1cm" svg:y="16.5cm" svg:viewBox="0 0 900 600" svg:d="m200 600v-600h500c113 0 200 130 200 300s-87 300-200 300zm-600-100c-18 0-34-4-50-13s-27-21-37-37-13-32-13-50 4-34 13-50 21-27 37-37 32-13 50-13 34 4 50 13 27 21 37 37 13 32 13 50-4 34-13 50-21 27-37 37-32 13-50 13z">
          <text:p/>
        </draw:path>
        <draw:path draw:style-name="gr3" draw:text-style-name="P1" draw:layer="layout" svg:width="0.899cm" svg:height="0.599cm" svg:x="6.1cm" svg:y="15.2cm" svg:viewBox="0 0 900 600" svg:d="m200 600v-600h500c113 0 200 130 200 300s-87 300-200 300zm-600-100c-18 0-34-4-50-13s-27-21-37-37-13-32-13-50 4-34 13-50 21-27 37-37 32-13 50-13 34 4 50 13 27 21 37 37 13 32 13 50-4 34-13 50-21 27-37 37-32 13-50 13z">
          <text:p/>
        </draw:path>
        <draw:line draw:style-name="gr1" draw:text-style-name="P1" draw:layer="layout" svg:x1="6.3cm" svg:y1="19.1cm" svg:x2="5.9cm" svg:y2="19.1cm">
          <text:p/>
        </draw:line>
        <draw:line draw:style-name="gr1" draw:text-style-name="P1" draw:layer="layout" svg:x1="6.299cm" svg:y1="18.199cm" svg:x2="5.899cm" svg:y2="18.199cm">
          <text:p/>
        </draw:line>
        <draw:line draw:style-name="gr1" draw:text-style-name="P1" draw:layer="layout" svg:x1="6.299cm" svg:y1="17.399cm" svg:x2="5.899cm" svg:y2="17.399cm">
          <text:p/>
        </draw:line>
        <draw:line draw:style-name="gr1" draw:text-style-name="P1" draw:layer="layout" svg:x1="6.298cm" svg:y1="16.598cm" svg:x2="5.898cm" svg:y2="16.598cm">
          <text:p/>
        </draw:line>
        <draw:line draw:style-name="gr1" draw:text-style-name="P1" draw:layer="layout" svg:x1="6.297cm" svg:y1="15.297cm" svg:x2="5.897cm" svg:y2="15.297cm">
          <text:p/>
        </draw:line>
        <draw:path draw:style-name="gr3" draw:text-style-name="P1" draw:layer="layout" svg:width="0.899cm" svg:height="0.599cm" svg:x="6.1cm" svg:y="7cm" svg:viewBox="0 0 900 600" svg:d="m200 600v-600h500c113 0 200 130 200 300s-87 300-200 300zm-600-100c-18 0-34-4-50-13s-27-21-37-37-13-32-13-50 4-34 13-50 21-27 37-37 32-13 50-13 34 4 50 13 27 21 37 37 13 32 13 50-4 34-13 50-21 27-37 37-32 13-50 13z">
          <text:p/>
        </draw:path>
        <draw:path draw:style-name="gr3" draw:text-style-name="P1" draw:layer="layout" svg:width="0.899cm" svg:height="0.599cm" svg:x="6.1cm" svg:y="5.4cm" svg:viewBox="0 0 900 600" svg:d="m200 600v-600h500c113 0 200 130 200 300s-87 300-200 300zm-600-100c-18 0-34-4-50-13s-27-21-37-37-13-32-13-50 4-34 13-50 21-27 37-37 32-13 50-13 34 4 50 13 27 21 37 37 13 32 13 50-4 34-13 50-21 27-37 37-32 13-50 13z">
          <text:p/>
        </draw:path>
        <draw:path draw:style-name="gr3" draw:text-style-name="P1" draw:layer="layout" svg:width="0.899cm" svg:height="0.599cm" svg:x="6.101cm" svg:y="6.2cm" svg:viewBox="0 0 900 600" svg:d="m200 600v-600h500c113 0 200 130 200 300s-87 300-200 300zm-600-100c-18 0-34-4-50-13s-27-21-37-37-13-32-13-50 4-34 13-50 21-27 37-37 32-13 50-13 34 4 50 13 27 21 37 37 13 32 13 50-4 34-13 50-21 27-37 37-32 13-50 13z">
          <text:p/>
        </draw:path>
        <draw:line draw:style-name="gr1" draw:text-style-name="P1" draw:layer="layout" svg:x1="6.3cm" svg:y1="7.1cm" svg:x2="5.9cm" svg:y2="7.1cm">
          <text:p/>
        </draw:line>
        <draw:line draw:style-name="gr1" draw:text-style-name="P1" draw:layer="layout" svg:x1="6.3cm" svg:y1="6.299cm" svg:x2="5.9cm" svg:y2="6.299cm">
          <text:p/>
        </draw:line>
        <draw:line draw:style-name="gr1" draw:text-style-name="P1" draw:layer="layout" svg:x1="6.299cm" svg:y1="5.499cm" svg:x2="5.899cm" svg:y2="5.499cm">
          <text:p/>
        </draw:line>
        <draw:frame draw:style-name="gr4" draw:text-style-name="P8" draw:layer="layout" svg:width="4.498cm" svg:height="1.029cm" svg:x="22.632cm" svg:y="17.3cm">
          <draw:text-box>
            <text:p><text:span text:style-name="T3">Content of the destination</text:span><text:span text:style-name="T3"><text:line-break/></text:span><text:span text:style-name="T3">register</text:span></text:p>
          </draw:text-box>
        </draw:frame>
        <draw:frame draw:style-name="gr4" draw:text-style-name="P8" draw:layer="layout" svg:width="3.863cm" svg:height="1.029cm" svg:x="22.5cm" svg:y="23.171cm">
          <draw:text-box>
            <text:p><text:span text:style-name="T3">Content of the source</text:span><text:span text:style-name="T3"><text:line-break/></text:span><text:span text:style-name="T3">register</text:span></text:p>
          </draw:text-box>
        </draw:frame>
        <draw:frame draw:style-name="gr4" draw:text-style-name="P8" draw:layer="layout" svg:width="3.952cm" svg:height="1.029cm" svg:x="23cm" svg:y="26.071cm">
          <draw:text-box>
            <text:p><text:span text:style-name="T3">Content of the internal</text:span></text:p>
            <text:p><text:span text:style-name="T3">RAM adress regi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1T13:44:53.13</meta:creation-date>
    <dc:date>2013-05-22T01:34:50.19</dc:date>
    <meta:editing-duration>PT10H2M38S</meta:editing-duration>
    <meta:editing-cycles>5</meta:editing-cycles>
    <meta:generator>OpenOffice.org/3.4.1$Win32 OpenOffice.org_project/341m1$Build-9593</meta:generator>
    <meta:document-statistic meta:object-count="273"/>
  </office:meta>
</office:document-meta>
</file>